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6ACFAB9EB22DBE5.png" manifest:media-type="image/png"/>
  <manifest:file-entry manifest:full-path="Pictures/1000000100000780000004387F549CA077D368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45cm" svg:width="17cm" svg:height="9.562cm" draw:z-index="0"><draw:image xlink:href="Pictures/1000000100000780000004387F549CA077D3685D.png" xlink:type="simple" xlink:show="embed" xlink:actuate="onLoad" draw:mime-type="image/png"/></draw:frame><draw:frame draw:style-name="fr1" draw:name="Image2" text:anchor-type="char" svg:x="0.132cm" svg:y="11.748cm" svg:width="17cm" svg:height="9.562cm" draw:z-index="1"><draw:image xlink:href="Pictures/10000001000007800000043866ACFAB9EB22DB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6:30.667991725</meta:creation-date>
    <dc:date>2023-10-23T21:37:20.785996303</dc:date>
    <meta:editing-duration>PT5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